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ddressing" style:family="table">
      <style:table-properties style:width="6.925in" table:align="margins"/>
    </style:style>
    <style:style style:name="Addressing.A" style:family="table-column">
      <style:table-column-properties style:column-width="2.3083in" style:rel-column-width="21845*"/>
    </style:style>
    <style:style style:name="Addressing.A1" style:family="table-cell">
      <style:table-cell-properties fo:padding="0.0382in" fo:border-left="0.0007in solid #000000" fo:border-right="none" fo:border-top="0.0007in solid #000000" fo:border-bottom="0.0007in solid #000000"/>
    </style:style>
    <style:style style:name="Addressing.C1" style:family="table-cell">
      <style:table-cell-properties fo:padding="0.0382in" fo:border="0.0007in solid #000000"/>
    </style:style>
    <style:style style:name="Addressing.A2" style:family="table-cell">
      <style:table-cell-properties fo:padding="0.0382in" fo:border-left="0.0007in solid #000000" fo:border-right="none" fo:border-top="none" fo:border-bottom="0.0007in solid #000000"/>
    </style:style>
    <style:style style:name="Addressing.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fo:break-before="page"/>
      <style:text-properties fo:font-size="14pt" style:font-size-asian="14pt" style:font-size-complex="14pt"/>
    </style:style>
    <style:style style:name="P10" style:family="paragraph" style:parent-style-name="Standard">
      <style:paragraph-properties fo:text-align="start" style:justify-single-word="false" fo:break-before="page"/>
      <style:text-properties fo:font-size="18pt" style:text-underline-style="none" style:font-size-asian="18pt" style:font-size-complex="18pt"/>
    </style:style>
    <style:style style:name="P11" style:family="paragraph" style:parent-style-name="Text_20_body">
      <style:text-properties fo:font-size="12pt" style:text-underline-style="none" fo:font-weight="normal" style:font-size-asian="12pt" style:font-weight-asian="normal" style:font-size-complex="12pt" style:font-weight-complex="normal"/>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4" style:family="paragraph" style:parent-style-name="Text_20_body">
      <style:text-properties style:text-outline="false" style:text-line-through-style="none" style:font-name="Times New Roman"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15" style:family="paragraph" style:parent-style-name="Table_20_Heading">
      <style:text-properties fo:font-size="12pt" style:font-size-asian="12pt" style:font-size-complex="12pt"/>
    </style:style>
    <style:style style:name="P16" style:family="paragraph" style:parent-style-name="Table_20_Contents">
      <style:paragraph-properties fo:text-align="center" style:justify-single-word="false"/>
      <style:text-properties fo:font-size="12pt" style:font-size-asian="12pt" style:font-size-complex="12pt"/>
    </style:style>
    <style:style style:name="P17" style:family="paragraph" style:parent-style-name="Text_20_body" style:list-style-name="L1">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8" style:family="paragraph" style:parent-style-name="Text_20_body" style:list-style-name="L2"/>
    <style:style style:name="P19" style:family="paragraph" style:parent-style-name="Text_20_body" style:list-style-name="L3"/>
    <style:style style:name="P20" style:family="paragraph" style:parent-style-name="Heading_20_1">
      <style:paragraph-properties fo:text-align="center" style:justify-single-word="false"/>
      <style:text-properties fo:font-size="10pt" style:font-size-asian="10pt" style:font-size-complex="10pt"/>
    </style:style>
    <style:style style:name="P21" style:family="paragraph" style:parent-style-name="Heading_20_1">
      <style:text-properties fo:font-size="18pt" fo:font-weight="bold" style:font-size-asian="18pt" style:font-weight-asian="bold" style:font-size-complex="18pt" style:font-weight-complex="bold"/>
    </style:style>
    <style:style style:name="P22" style:family="paragraph" style:parent-style-name="Heading_20_1">
      <style:text-properties fo:font-size="18pt" style:font-size-asian="18pt" style:font-size-complex="18pt"/>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font-size="18pt" style:font-size-asian="18pt" style:font-size-complex="18pt"/>
    </style:style>
    <style:style style:name="P25" style:family="paragraph" style:parent-style-name="Heading_20_1">
      <style:paragraph-properties fo:text-align="start" style:justify-single-word="false" fo:break-before="page"/>
      <style:text-properties fo:font-size="18pt" style:text-underline-style="none" fo:font-weight="normal" style:font-size-asian="18pt" style:font-weight-asian="normal" style:font-size-complex="18pt" style:font-weight-complex="normal"/>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Heading_20_2">
      <style:text-properties fo:font-size="18pt" style:font-size-asian="18pt" style:font-size-complex="18pt"/>
    </style:style>
    <style:style style:name="T1" style:family="text">
      <style:text-properties style:text-outline="false" style:text-line-through-style="none" style:font-name="Times New Roman"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T2" style:family="text">
      <style:text-properties style:text-outline="false" style:text-line-through-style="none" style:font-name="Times New Roman"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ATMakers</text:p>
      <text:p text:style-name="P7">SwitchBoard</text:p>
      <text:p text:style-name="P6">Relay</text:p>
      <text:p text:style-name="P6">FeatherWing</text:p>
      <text:h text:style-name="P20" text:outline-level="1"/>
      <text:p text:style-name="P7">User's Guide</text:p>
      <text:p text:style-name="P1"/>
      <text:p text:style-name="P5">For Board Rev A (1.0) and B</text:p>
      <text:p text:style-name="P5"/>
      <text:p text:style-name="P8"><text:span text:style-name="T4">DRAFT </text:span>2018-09-20</text:p>
      <text:p text:style-name="P9"/>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Introduction<text:tab/>3</text:p>
          <text:p text:style-name="P26">Applications<text:tab/>3</text:p>
          <text:p text:style-name="P27">Switch Router<text:tab/>3</text:p>
          <text:p text:style-name="P27">Mobility Device Controller<text:tab/>3</text:p>
          <text:p text:style-name="P27">Notification / Alerting<text:tab/>3</text:p>
          <text:p text:style-name="P26">Configuration and Interfacing<text:tab/>4</text:p>
          <text:p text:style-name="P27">Addressing<text:tab/>4</text:p>
          <text:p text:style-name="P27">Relay Interfacing<text:tab/>4</text:p>
          <text:p text:style-name="P27">Current Sensor Interfacing<text:tab/>4</text:p>
          <text:p text:style-name="P27">GPIO Expander Pins<text:tab/>4</text:p>
          <text:p text:style-name="P27">Power and I2C Lines<text:tab/>4</text:p>
          <text:p text:style-name="P26">Components<text:tab/>5</text:p>
          <text:p text:style-name="P27">Relays<text:tab/>5</text:p>
          <text:p text:style-name="P27">GPIO Expander<text:tab/>5</text:p>
          <text:p text:style-name="P27">Relay Drivers<text:tab/>5</text:p>
          <text:p text:style-name="P27">Current Sensor<text:tab/>5</text:p>
          <text:p text:style-name="P27">Reset Switch<text:tab/>5</text:p>
          <text:p text:style-name="P27">Power LED<text:tab/>5</text:p>
          <text:p text:style-name="P26">Software<text:tab/>6</text:p>
          <text:p text:style-name="P27">Library<text:tab/>6</text:p>
          <text:p text:style-name="P27">Example Code<text:tab/>7</text:p>
          <text:p text:style-name="P26">Resources Used<text:tab/>8</text:p>
          <text:p text:style-name="P27">Voltage<text:tab/>8</text:p>
          <text:p text:style-name="P27">Current<text:tab/>8</text:p>
          <text:p text:style-name="P27">Timing<text:tab/>8</text:p>
          <text:p text:style-name="P27">Ratings<text:tab/>8</text:p>
          <text:p text:style-name="P26">Photographs &amp; Diagrams<text:tab/>8</text:p>
          <text:p text:style-name="P26">Schematics for Switch Routers<text:tab/>8</text:p>
          <text:p text:style-name="P26">Board Revisions<text:tab/>9</text:p>
          <text:p text:style-name="P27">Rev B<text:tab/>9</text:p>
          <text:p text:style-name="P27">Rev A (1.0)<text:tab/>9</text:p>
        </text:index-body>
      </text:table-of-content>
      <text:p text:style-name="P3"/>
      <text:section text:style-name="Sect1" text:name="Introduction">
        <text:p text:style-name="P10"/>
      </text:section>
      <text:h text:style-name="P21" text:outline-level="1">Introduction</text:h>
      <text:p text:style-name="P11">The ATMakers' SwitchBoard is a set of five relays and a current sensor arranged on a FeatherWing form factor PC board. An attached Feather micro-controller can control each of the five relays independently and read the current flowing through the current sensor terminals. A GPIO Expander facilitates the control of the relays via the I2C bus, thus freeing up any I/O pins that would be used otherwise. </text:p>
      <text:p text:style-name="P11">The relays are double-pole, double-throw latching relays. Relay and current sensor I/O is available via solder terminals at the sides of the board where screw terminals, headers, or point-to-point wiring can be soldered.</text:p>
      <text:p text:style-name="P11">Up to four SwitchBoards can be addressed on one I2C bus thereby allowing one Feather to control up to twenty DPDT latching relays.</text:p>
      <text:p text:style-name="P11">The SwitchBoard concept was proposed by Bill Binko of ATMakers.org.</text:p>
      <text:h text:style-name="P21" text:outline-level="1">Applications</text:h>
      <text:h text:style-name="Heading_20_2" text:outline-level="2">Switch Router</text:h>
      <text:p text:style-name="Text_20_body">One of the primary applications of the SwitchBoard is to steer AT switch input to different devices as selected by the user. Current options are a 2x3 router where (2) switches (e.g., Sip and Puff/Bite) can be connected to one of three devices. A 1x6 router (one switch to six devices) is also available.</text:p>
      <text:p text:style-name="Text_20_body">Device-to-Switch circuits are routed through the isolated relay contacts (and maybe the current sensor) only – no reading or retransmission of signals via the micro-controller is necessary. This largely eliminates any delay and concerns regarding voltage levels, grounding, or whatever signals a device might send through the switch.</text:p>
      <text:h text:style-name="Heading_20_2" text:outline-level="2">Mobility Device Controller</text:h>
      <text:p text:style-name="Text_20_body">The five relays can facilitate communications with a mobility device controller, allowing movement in each direction.</text:p>
      <text:h text:style-name="Heading_20_2" text:outline-level="2">Notification / Alerting</text:h>
      <text:p text:style-name="Text_20_body">Notifications and alerts received by a Feather can be conveyed to a user by activating a relay that turns on the appropriate indicator device(s).</text:p>
      <text:h text:style-name="P22" text:outline-level="1"/>
      <text:h text:style-name="P24" text:outline-level="1">Configuration and Interfacing</text:h>
      <text:h text:style-name="P28" text:outline-level="2">Addressing</text:h>
      <text:p text:style-name="P12">Two address pads on the underside of the board ground the A1 and A0 address lines. The grounding trace between the pads can be cut to allow an address line to be pulled high. A short piece of wire can be soldered across the pads to reconnect the address lines to ground. Each SwitchBard should have a unique address when used with othe SwitchBoards on the same I2C bus.</text:p>
      <table:table table:name="Addressing" table:style-name="Addressing">
        <table:table-column table:style-name="Addressing.A" table:number-columns-repeated="3"/>
        <table:table-header-rows>
          <table:table-row>
            <table:table-cell table:style-name="Addressing.A1" office:value-type="string">
              <text:p text:style-name="P15">A1</text:p>
            </table:table-cell>
            <table:table-cell table:style-name="Addressing.A1" office:value-type="string">
              <text:p text:style-name="P15">A0</text:p>
            </table:table-cell>
            <table:table-cell table:style-name="Addressing.C1" office:value-type="string">
              <text:p text:style-name="P15">Address</text:p>
            </table:table-cell>
          </table:table-row>
        </table:table-header-rows>
        <table:table-row>
          <table:table-cell table:style-name="Addressing.A2" office:value-type="string">
            <text:p text:style-name="P16">Grounded</text:p>
          </table:table-cell>
          <table:table-cell table:style-name="Addressing.A2" office:value-type="string">
            <text:p text:style-name="P16">Grounded</text:p>
          </table:table-cell>
          <table:table-cell table:style-name="Addressing.C2" office:value-type="float" office:value="0">
            <text:p text:style-name="P16">0</text:p>
          </table:table-cell>
        </table:table-row>
        <table:table-row>
          <table:table-cell table:style-name="Addressing.A2" office:value-type="string">
            <text:p text:style-name="P16">Grounded</text:p>
          </table:table-cell>
          <table:table-cell table:style-name="Addressing.A2" office:value-type="string">
            <text:p text:style-name="P16">Cut</text:p>
          </table:table-cell>
          <table:table-cell table:style-name="Addressing.C2" office:value-type="float" office:value="1">
            <text:p text:style-name="P16">1</text:p>
          </table:table-cell>
        </table:table-row>
        <table:table-row>
          <table:table-cell table:style-name="Addressing.A2" office:value-type="string">
            <text:p text:style-name="P16">Cut</text:p>
          </table:table-cell>
          <table:table-cell table:style-name="Addressing.A2" office:value-type="string">
            <text:p text:style-name="P16">Grounded</text:p>
          </table:table-cell>
          <table:table-cell table:style-name="Addressing.C2" office:value-type="float" office:value="2">
            <text:p text:style-name="P16">2</text:p>
          </table:table-cell>
        </table:table-row>
        <table:table-row>
          <table:table-cell table:style-name="Addressing.A2" office:value-type="string">
            <text:p text:style-name="P16">Cut</text:p>
          </table:table-cell>
          <table:table-cell table:style-name="Addressing.A2" office:value-type="string">
            <text:p text:style-name="P16">Cut</text:p>
          </table:table-cell>
          <table:table-cell table:style-name="Addressing.C2" office:value-type="float" office:value="3">
            <text:p text:style-name="P16">3</text:p>
          </table:table-cell>
        </table:table-row>
      </table:table>
      <text:p text:style-name="P12"><text:s/></text:p>
      <text:h text:style-name="P28" text:outline-level="2">Relay Interfacing</text:h>
      <text:p text:style-name="Text_20_body">There is no external access to the relay set and reset coils. All switch contacts, NO, COM, NC x 10 are accessed via the through-hole solder points along the sides of the board. Labels are on the underside of the board. This isolates the device-to-switch circuit from the SwitchBoard and Feather electronics. Contact current should not exceed 2A. </text:p>
      <text:p text:style-name="Text_20_body"><text:span text:style-name="T4">Voltages above 24V (DC or rms AC) are strongly discouraged</text:span> as this device is intended for low voltage use and no safety provisions have been made for high voltage use, nor have these boards been tested at significantly higher voltages. <text:span text:style-name="T4">The potential for equipment damage and harmful electric shock to humans exists at higher voltages.</text:span></text:p>
      <text:h text:style-name="P28" text:outline-level="2">Current Sensor Interfacing</text:h>
      <text:p text:style-name="P12">The current sensor sensor measures the current between the V+ and V- terminals as the current goes through a 0.1 Ohm current shunt resistor.</text:p>
      <text:p text:style-name="P12">Some models may include a GND terminal that allows the voltage and V+ and V- to be measured <text:span text:style-name="T5">IF</text:span> the source voltage references the same ground as the SwitchBoard. <text:span text:style-name="T4">If a different ground is referenced, or the grounds are not co-located in the general vicinity of each other, DO NOT CONNECT THE GND terminal as ground loops may form and damage the SwitchBoard, Feather, and other equipment connected by means other than the relay contacts.</text:span></text:p>
      <text:h text:style-name="P28" text:outline-level="2">GPIO Expander Pins</text:h>
      <text:p text:style-name="P12">Unused I/O pins and the port interrupt pins are availbe at the 2x4 header.</text:p>
      <text:h text:style-name="P28" text:outline-level="2">Power and I2C Lines</text:h>
      <text:p text:style-name="P12">The 3.3VDC, Ground, SDA and SCL lines are available at the 2x2 header.</text:p>
      <text:h text:style-name="P24" text:outline-level="1">Components</text:h>
      <text:h text:style-name="P28" text:outline-level="2">Relays</text:h>
      <text:p text:style-name="P12"><text:span text:style-name="T3">Kemet</text:span> <text:span text:style-name="T2">EE2-3TNUH-L</text:span></text:p>
      <text:list xml:id="list5927744927561305160" text:style-name="L1">
        <text:list-item>
          <text:p text:style-name="P17">Non-volatile, latching relay contacts (set &amp; reset for NO and NC closure respectively).</text:p>
        </text:list-item>
        <text:list-item>
          <text:p text:style-name="P17">Double-pole, double-throw (DPDT, or two Form C) contacts where both poles operate in tandem to connect the common (CO) terminals to the normally open (NO) or normally closed (NC) contacts when set or reset respectively.</text:p>
        </text:list-item>
      </text:list>
      <text:h text:style-name="Heading_20_2" text:outline-level="2">GPIO Expander</text:h>
      <text:p text:style-name="P12">Microchip <text:span text:style-name="T2">MCP23017-E/SS</text:span></text:p>
      <text:p text:style-name="P13">This is an I2C device that provides two general purpose bidirectional 8-bit I/O ports. Ten of these pins are used to trigger the relay drivers to turn on the set and reset coils of the five relays. The six remaining, unused pins, along with the port A and port B interrupt pins, are available for use and accessible at the 2x4 pin header.</text:p>
      <text:h text:style-name="Heading_20_2" text:outline-level="2">Relay Drivers</text:h>
      <text:p text:style-name="Text_20_body">Texas Instruments <text:span text:style-name="T1">ULN2003ANSR</text:span></text:p>
      <text:p text:style-name="P14">These chips provides low-side switching of the relay coils via a Darlington pair transistor configuration. An integrated snubber or flyback diode to suppress inductive voltage transients when the coils are switched off.</text:p>
      <text:h text:style-name="Heading_20_2" text:outline-level="2">Current Sensor</text:h>
      <text:p text:style-name="Text_20_body">Microchip INA-219AIDR</text:p>
      <text:p text:style-name="Text_20_body">The INA219 is a high-side current shunt monitor. Current between the V+ and V- terminals is routed through a 0.1 Ohm resistor. The resistor voltage is sampled and the current computed (current = voltage / resistance) and reported back to the micro-controller on request.</text:p>
      <text:p text:style-name="Text_20_body">Current should not exceed 3.1 amps (DC or AC rms). Voltages referenced to a common ground should be between -0.3 and +26 VDC.</text:p>
      <text:h text:style-name="Heading_20_2" text:outline-level="2">Reset Switch</text:h>
      <text:p text:style-name="Text_20_body">A reset switch is provided that resets the GPIO Expander and the Feather board. The relays are not reset by the switch but may be reinitialized by Feather software.</text:p>
      <text:h text:style-name="Heading_20_2" text:outline-level="2">Power LED</text:h>
      <text:p text:style-name="Text_20_body">A green LED indicates that the SwitchBoard FeatherWing has power (3.3V).</text:p>
      <text:h text:style-name="Heading_20_1" text:outline-level="1"/>
      <text:h text:style-name="P24" text:outline-level="1">Software</text:h>
      <text:h text:style-name="Heading_20_2" text:outline-level="2">Library</text:h>
      <text:p text:style-name="Text_20_body">The SwitchBoard library is downloadable from<text:line-break/> <text:a xlink:type="simple" xlink:href="https://github.com/ATMakersOrg/ATMakers-SwitchBoard-Arduino-Library" text:style-name="Internet_20_link" text:visited-style-name="Visited_20_Internet_20_Link">https://github.com/ATMakersOrg/ATMakers-SwitchBoard-Arduino-Library</text:a>.</text:p>
      <text:p text:style-name="Text_20_body"/>
      <text:p text:style-name="Text_20_body">Class and key methods are:</text:p>
      <text:p text:style-name="Text_20_body"><text:span text:style-name="T6">Initialization</text:span>:</text:p>
      <text:p text:style-name="Text_20_body">class ATMakers_SwitchBoard<text:line-break/>begin(curent_threshold_mA=1.0, address=0)<text:line-break/></text:p>
      <text:p text:style-name="Text_20_body"><text:span text:style-name="T6">Manipulating the relay</text:span>:</text:p>
      <text:p text:style-name="Text_20_body">relaySet(relay_number 1-5)<text:tab/><text:tab/>Close the NO contacts, open the NC contacts.<text:line-break/>relayReset(relay_number 1-5)<text:tab/>Close the NC contacts, open the NO contacts.<text:line-break/>ResetAll()<text:tab/><text:tab/><text:tab/><text:tab/>Close the NC contacts, open the NO contacts for all relays.<text:line-break/></text:p>
      <text:p text:style-name="Text_20_body"><text:span text:style-name="T6">Configuring the Current Sensor</text:span>:</text:p>
      <text:p text:style-name="Text_20_body">setCalibration_32V_2A()<text:tab/><text:tab/>Set max voltage at 32V, max current at 2A.<text:line-break/>setCalibration_32V_1A()<text:tab/><text:tab/>Set max voltage at 32V, max current at 1A.<text:line-break/>setCalibration_16V_400mA()<text:tab/>Set max voltage at 16V, max current at 400mA.</text:p>
      <text:p text:style-name="Text_20_body">* The above methods set various registers in the INA219. Overflow will occur when the lower settings are exceeded. Damage to the shunt resistor and/or INA219 may occur if the upper settings are exceeded.</text:p>
      <text:p text:style-name="Text_20_body"/>
      <text:p text:style-name="Text_20_body"><text:span text:style-name="T6">Testing &amp; Reading Current Levels</text:span>:</text:p>
      <text:p text:style-name="Text_20_body">bool currentSensorActive(void)<text:tab/>Test if measured current is over the current threshold.<text:line-break/>float currentThreshold(void)<text:tab/><text:tab/>Get the current value used in currentSensorActive().<text:line-break/>float currentThreshold(new_threshold_mA)<text:line-break/><text:tab/><text:tab/><text:tab/><text:tab/><text:tab/>Set the new current threshold, returns the old value.<text:line-break/>float getCurrent_mA()<text:tab/><text:tab/>Get the measured current through the shunt resistor.</text:p>
      <text:p text:style-name="Text_20_body"/>
      <text:p text:style-name="Text_20_body"><text:span text:style-name="T6">Reading Voltages at the Current Sensor</text:span>:</text:p>
      <text:p text:style-name="Text_20_body">float getSupplyVoltage_V()<text:tab/><text:tab/>Read the voltage at V+ (high side).<text:line-break/>float getLoadVoltage_V()<text:tab/><text:tab/>Read the voltage at V- (low side).<text:line-break/>float getShuntVoltage_mV()<text:tab/><text:tab/>Read the voltage across the shunt resistor.</text:p>
      <text:p text:style-name="Text_20_body"/>
      <text:p text:style-name="Text_20_body"><text:span text:style-name="T6">Read Everything</text:span>:</text:p>
      <text:p text:style-name="Text_20_body">getCurrentSensorData(CS_Data&amp;)<text:tab/>Read voltages, current, and current_active into the provided<text:line-break/><text:tab/><text:tab/><text:tab/><text:tab/><text:tab/>CS_Data structure (by reference).</text:p>
      <text:p text:style-name="Text_20_body"><text:soft-page-break/></text:p>
      <text:p text:style-name="Text_20_body"><text:span text:style-name="T6">Accessing Extra I/O Pins on the GPIO Expander</text:span>:</text:p>
      <text:p text:style-name="Text_20_body">bool isExtraPin(pin 0-7)<text:tab/><text:tab/>Test if the pin is available for use.<text:line-break/>pinMode(pin 0-7, direction INPUT|OUTPUT) <text:s/>Set the pin I/O mode.<text:line-break/>digitalWrite(pin 0-7, level HIGH|LOW)<text:tab/>Set output level of OUTPUT pin.<text:line-break/>pullUp( pin 0-7)<text:tab/><text:tab/><text:tab/>Turn on the internal pull-up for an INPUT pin.<text:line-break/>int digitalRead(pin 0-7)<text:tab/><text:tab/>Read the level of an INPUT pin.</text:p>
      <text:h text:style-name="Heading_20_2" text:outline-level="2">Example Code</text:h>
      <text:p text:style-name="Text_20_body">Example code is available at<text:line-break/><text:a xlink:type="simple" xlink:href="https://github.com/ATMakersOrg/ATMakers-SwitchBoard-Arduino-Library/tree/master/examples" text:style-name="Internet_20_link" text:visited-style-name="Visited_20_Internet_20_Link">https://github.com/ATMakersOrg/ATMakers-SwitchBoard-Arduino-Library/tree/master/examples</text:a></text:p>
      <text:p text:style-name="Text_20_body"/>
      <text:p text:style-name="Text_20_body"/>
      <text:h text:style-name="P23" text:outline-level="1">Resources Used</text:h>
      <text:h text:style-name="Heading_20_2" text:outline-level="2">Voltage</text:h>
      <text:h text:style-name="Heading_20_2" text:outline-level="2">Current</text:h>
      <text:h text:style-name="Heading_20_2" text:outline-level="2">Timing</text:h>
      <text:h text:style-name="Heading_20_2" text:outline-level="2">Ratings</text:h>
      <text:p text:style-name="P2"/>
      <text:h text:style-name="Heading_20_1" text:outline-level="1">Photographs &amp; Diagrams</text:h>
      <text:h text:style-name="Heading_20_1" text:outline-level="1">Schematics for Switch Routers</text:h>
      <text:p text:style-name="Text_20_body"/>
      <text:p text:style-name="Text_20_body">GitHub &amp; ATMakers.org links</text:p>
      <text:p text:style-name="Text_20_body">Eagle files &amp; Gerber config, zip files</text:p>
      <text:h text:style-name="Heading_20_1" text:outline-level="1"/>
      <text:h text:style-name="P23" text:outline-level="1">Board Revisions</text:h>
      <text:h text:style-name="Heading_20_2" text:outline-level="2">Rev B</text:h>
      <text:p text:style-name="Text_20_body">Addresses a few issues in Rev A.</text:p>
      <text:p text:style-name="Text_20_body">Mechanical:</text:p>
      <text:list xml:id="list3526856639091801324" text:style-name="L2">
        <text:list-item>
          <text:p text:style-name="P18">modified hole spacing for use with continuous headers (inserted holes between terminal blocks)</text:p>
        </text:list-item>
        <text:list-item>
          <text:p text:style-name="P18">adjusted row spacing for use with solderless breadboards (standard multiples of 0.1”).</text:p>
        </text:list-item>
      </text:list>
      <text:p text:style-name="Text_20_body">Electrical:</text:p>
      <text:list xml:id="list8949167583488212585" text:style-name="L3">
        <text:list-item>
          <text:p text:style-name="P19">stronger pull-ups on the I2C lines for a sharper waveform and better noise tolerance</text:p>
        </text:list-item>
        <text:list-item>
          <text:p text:style-name="P19">reset line conditioning, added</text:p>
          <text:list>
            <text:list-item>
              <text:p text:style-name="P19">a pull-up resistor,</text:p>
            </text:list-item>
            <text:list-item>
              <text:p text:style-name="P19">a filter capacitor,</text:p>
            </text:list-item>
            <text:list-item>
              <text:p text:style-name="P19">a current limiting resistor for when the reset line (and capacitor) is grounded.</text:p>
            </text:list-item>
          </text:list>
        </text:list-item>
        <text:list-item>
          <text:p text:style-name="P19">switched to a dimmer LED.</text:p>
        </text:list-item>
      </text:list>
      <text:h text:style-name="Heading_20_2" text:outline-level="2">Rev A (1.0)</text:h>
      <text:p text:style-name="Text_20_body">Original release – first board run (&amp; prototype).</text:p>
      <text:p text:style-name="P2"/>
      <text:h text:style-name="P25" text:outline-level="1"/>
      <text:alphabetical-index text:style-name="Sect1"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Index</text:p>
          </text:index-title>
        </text:index-body>
      </text:alphabetical-index>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Jordan</meta:initial-creator>
    <meta:creation-date>2018-08-29T09:28:46.14</meta:creation-date>
    <dc:date>2018-09-20T10:25:47.84</dc:date>
    <dc:creator>John Jordan</dc:creator>
    <meta:editing-duration>PT5H43M10S</meta:editing-duration>
    <meta:editing-cycles>36</meta:editing-cycles>
    <meta:generator>OpenOffice/4.1.5$Win32 OpenOffice.org_project/415m1$Build-9789</meta:generator>
    <meta:document-statistic meta:table-count="1" meta:image-count="0" meta:object-count="0" meta:page-count="10" meta:paragraph-count="146" meta:word-count="1416" meta:character-count="8937"/>
  </office:meta>
</office:document-meta>
</file>